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un</text:span></text:span><text:span text:style-name="Fuente_20_de_20_párrafo_20_predeter."><text:span text:style-name="T14"> </text:span></text:span><text:span text:style-name="Fuente_20_de_20_párrafo_20_predeter."><text:span text:style-name="T16">(01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Juli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LAUMARIS CAROLINA MARFISIS NÚÑ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7404646</text:span></text:span><text:span text:style-name="Fuente_20_de_20_párrafo_20_predeter."><text:span text:style-name="T4">,actuando en su carácter de </text:span></text:span><text:span text:style-name="Fuente_20_de_20_párrafo_20_predeter."><text:span text:style-name="T3">DIRECTOR (A) DE LA OFICINA DE ATENCIÓN CIUDADANA Y CONTROL COMUNITARIO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un </text:span></text:span><text:span text:style-name="Fuente_20_de_20_párrafo_20_predeter."><text:span text:style-name="T20">(01)</text:span></text:span><text:span text:style-name="Fuente_20_de_20_párrafo_20_predeter."><text:span text:style-name="T8"> del mes de </text:span></text:span><text:span text:style-name="Fuente_20_de_20_párrafo_20_predeter."><text:span text:style-name="T21">Juli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ALIMENTOS Y BEBIDAS PARA PERSONAS-REFRIGERIO (PONQUÃ©, PASTELES Y JUGOS DE DOS SABORES NARANJA Y DURAZNO)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ASOCIACIÃN COOPERATIVA EL TINGLAO,R.L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un</text:span></text:span><text:span text:style-name="T9"> de </text:span><text:span text:style-name="Fuente_20_de_20_párrafo_20_predeter."><text:span text:style-name="T22">Juli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LAUMARIS CAROLINA MARFISIS NÚÑEZ</text:p>
            <text:p text:style-name="P12">DIRECTOR (A) DE LA OFICINA DE ATENCIÓN CIUDADANA Y CONTROL COMUNITARIO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